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inherit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453440" text:style-name="L1">
        <text:list-item>
          <text:p text:style-name="P1"><text:span text:style-name="T1">Download </text:span><text:span text:style-name="Source_20_Text"><text:span text:style-name="T3">xampp</text:span></text:span><text:span text:style-name="T1"> (</text:span><text:a xlink:type="simple" xlink:href="https://www.apachefriends.org/download.html" text:style-name="Internet_20_link" text:visited-style-name="Visited_20_Internet_20_Link"><text:span text:style-name="T2">https://www.apachefriends.org/download.html</text:span></text:a><text:span text:style-name="T1">).</text:span></text:p>
        </text:list-item>
        <text:list-item>
          <text:p text:style-name="P1"><text:span text:style-name="T1">open the location where the downloaded file is exists by using terminal, if my downloaded file exists in Downloads directory. e.g: </text:span><text:span text:style-name="Source_20_Text"><text:span text:style-name="T3">cd /$HOME/Downloads</text:span></text:span></text:p>
        </text:list-item>
        <text:list-item>
          <text:p text:style-name="P1"><text:span text:style-name="T1">Give permissions to that file: </text:span><text:span text:style-name="Source_20_Text"><text:span text:style-name="T3">chmod +x xampp-linux-x64-7.0.9-1-installer.run</text:span></text:span></text:p>
        </text:list-item>
        <text:list-item>
          <text:p text:style-name="P1"><text:span text:style-name="T1">Run that file: </text:span><text:span text:style-name="Source_20_Text"><text:span text:style-name="T3">sudo ./xampp-linux-x64-7.0.9-1-installer.run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1:10:55.046169569</meta:creation-date>
    <dc:date>2018-11-20T11:11:13.135453040</dc:date>
    <meta:editing-duration>PT22S</meta:editing-duration>
    <meta:editing-cycles>1</meta:editing-cycles>
    <meta:document-statistic meta:table-count="0" meta:image-count="0" meta:object-count="0" meta:page-count="1" meta:paragraph-count="4" meta:word-count="43" meta:character-count="355" meta:non-whitespace-character-count="320"/>
    <meta:generator>LibreOffice/6.0.6.2$Linux_X86_64 LibreOffice_project/00m0$Build-2</meta:generator>
  </office:meta>
</office:document-meta>
</file>